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85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420e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00">
      <style:table-cell-properties fo:background-color="#ff420e" fo:wrap-option="wrap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row table:style-name="ro1">
          <table:table-cell table:style-name="ce1" office:value-type="string" calcext:value-type="string">
            <text:p>Default</text:p>
          </table:table-cell>
          <table:table-cell table:style-name="ce6" office:value-type="string" calcext:value-type="string">
            <text:p>Fitness on training</text:p>
          </table:table-cell>
          <table:table-cell table:style-name="ce6" office:value-type="string" calcext:value-type="string">
            <text:p>Fitness on testing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table:style-name="Default" office:value-type="float" office:value="0.137037634934263" calcext:value-type="float">
            <text:p>0.1370376349</text:p>
          </table:table-cell>
          <table:table-cell office:value-type="float" office:value="0.234093478561274" calcext:value-type="float">
            <text:p>0.2340934786</text:p>
          </table:table-cell>
        </table:table-row>
        <table:table-row table:style-name="ro1">
          <table:table-cell office:value-type="string" calcext:value-type="string">
            <text:p>Trial 2</text:p>
          </table:table-cell>
          <table:table-cell office:value-type="float" office:value="0.192211345775276" calcext:value-type="float">
            <text:p>0.1922113458</text:p>
          </table:table-cell>
          <table:table-cell office:value-type="float" office:value="0.319065217868254" calcext:value-type="float">
            <text:p>0.3190652179</text:p>
          </table:table-cell>
        </table:table-row>
        <table:table-row table:style-name="ro1">
          <table:table-cell office:value-type="string" calcext:value-type="string">
            <text:p>Trial 3</text:p>
          </table:table-cell>
          <table:table-cell office:value-type="float" office:value="0.155765383471745" calcext:value-type="float">
            <text:p>0.1557653835</text:p>
          </table:table-cell>
          <table:table-cell office:value-type="float" office:value="0.260887082324147" calcext:value-type="float">
            <text:p>0.2608870823</text:p>
          </table:table-cell>
        </table:table-row>
        <table:table-row table:style-name="ro1">
          <table:table-cell office:value-type="string" calcext:value-type="string">
            <text:p>Trial 4</text:p>
          </table:table-cell>
          <table:table-cell office:value-type="float" office:value="0.077371337851858" calcext:value-type="float">
            <text:p>0.0773713379</text:p>
          </table:table-cell>
          <table:table-cell office:value-type="float" office:value="0.201410304566363" calcext:value-type="float">
            <text:p>0.2014103046</text:p>
          </table:table-cell>
        </table:table-row>
        <table:table-row table:style-name="ro1">
          <table:table-cell office:value-type="string" calcext:value-type="string">
            <text:p>Trial 5</text:p>
          </table:table-cell>
          <table:table-cell office:value-type="float" office:value="0.137547943269367" calcext:value-type="float">
            <text:p>0.1375479433</text:p>
          </table:table-cell>
          <table:table-cell office:value-type="float" office:value="0.192198209835188" calcext:value-type="float">
            <text:p>0.1921982098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3" table:formula="of:=MEDIAN([.B2:.B6])" office:value-type="float" office:value="0.137547943269367" calcext:value-type="float">
            <text:p>0.1375479433</text:p>
          </table:table-cell>
          <table:table-cell table:style-name="ce3" table:formula="of:=MEDIAN([.C2:.C6])" office:value-type="float" office:value="0.234093478561274" calcext:value-type="float">
            <text:p>0.2340934786</text:p>
          </table:table-cell>
        </table:table-row>
        <table:table-row table:style-name="ro1">
          <table:table-cell table:style-name="ce4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Roulette</text:p>
          </table:table-cell>
          <table:table-cell table:style-name="ce6" office:value-type="string" calcext:value-type="string">
            <text:p>Fitness on training</text:p>
          </table:table-cell>
          <table:table-cell table:style-name="ce6" office:value-type="string" calcext:value-type="string">
            <text:p>Fitness on testing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office:value-type="float" office:value="0.132974406773895" calcext:value-type="float">
            <text:p>0.1329744068</text:p>
          </table:table-cell>
          <table:table-cell office:value-type="float" office:value="0.357311337644802" calcext:value-type="float">
            <text:p>0.3573113376</text:p>
          </table:table-cell>
        </table:table-row>
        <table:table-row table:style-name="ro1">
          <table:table-cell office:value-type="string" calcext:value-type="string">
            <text:p>Trial 2</text:p>
          </table:table-cell>
          <table:table-cell office:value-type="float" office:value="0.219556792979633" calcext:value-type="float">
            <text:p>0.219556793</text:p>
          </table:table-cell>
          <table:table-cell office:value-type="float" office:value="0.344365694065393" calcext:value-type="float">
            <text:p>0.3443656941</text:p>
          </table:table-cell>
        </table:table-row>
        <table:table-row table:style-name="ro1">
          <table:table-cell office:value-type="string" calcext:value-type="string">
            <text:p>Trial 3</text:p>
          </table:table-cell>
          <table:table-cell office:value-type="float" office:value="0.133961526196504" calcext:value-type="float">
            <text:p>0.1339615262</text:p>
          </table:table-cell>
          <table:table-cell office:value-type="float" office:value="0.329300464444152" calcext:value-type="float">
            <text:p>0.3293004644</text:p>
          </table:table-cell>
        </table:table-row>
        <table:table-row table:style-name="ro1">
          <table:table-cell office:value-type="string" calcext:value-type="string">
            <text:p>Trial 4</text:p>
          </table:table-cell>
          <table:table-cell office:value-type="float" office:value="0.13085368408784" calcext:value-type="float">
            <text:p>0.1308536841</text:p>
          </table:table-cell>
          <table:table-cell office:value-type="float" office:value="0.24331098406968" calcext:value-type="float">
            <text:p>0.2433109841</text:p>
          </table:table-cell>
        </table:table-row>
        <table:table-row table:style-name="ro1">
          <table:table-cell office:value-type="string" calcext:value-type="string">
            <text:p>Trial 5</text:p>
          </table:table-cell>
          <table:table-cell office:value-type="float" office:value="0.141219752708913" calcext:value-type="float">
            <text:p>0.1412197527</text:p>
          </table:table-cell>
          <table:table-cell office:value-type="float" office:value="0.267436764352875" calcext:value-type="float">
            <text:p>0.2674367644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3" table:formula="of:=MEDIAN([.B10:.B14])" office:value-type="float" office:value="0.133961526196504" calcext:value-type="float">
            <text:p>0.1339615262</text:p>
          </table:table-cell>
          <table:table-cell table:style-name="ce3" table:formula="of:=MEDIAN([.C10:.C14])" office:value-type="float" office:value="0.329300464444152" calcext:value-type="float">
            <text:p>0.3293004644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Crossover per neuron</text:p>
          </table:table-cell>
          <table:table-cell table:style-name="ce6" office:value-type="string" calcext:value-type="string">
            <text:p>Fitness on training</text:p>
          </table:table-cell>
          <table:table-cell table:style-name="ce6" office:value-type="string" calcext:value-type="string">
            <text:p>Fitness on testing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office:value-type="float" office:value="0.130474436807333" calcext:value-type="float">
            <text:p>0.1304744368</text:p>
          </table:table-cell>
          <table:table-cell office:value-type="float" office:value="0.310257094351608" calcext:value-type="float">
            <text:p>0.3102570944</text:p>
          </table:table-cell>
        </table:table-row>
        <table:table-row table:style-name="ro1">
          <table:table-cell office:value-type="string" calcext:value-type="string">
            <text:p>Trial 2</text:p>
          </table:table-cell>
          <table:table-cell office:value-type="float" office:value="0.139937267476431" calcext:value-type="float">
            <text:p>0.1399372675</text:p>
          </table:table-cell>
          <table:table-cell office:value-type="float" office:value="0.259500846530687" calcext:value-type="float">
            <text:p>0.2595008465</text:p>
          </table:table-cell>
        </table:table-row>
        <table:table-row table:style-name="ro1">
          <table:table-cell office:value-type="string" calcext:value-type="string">
            <text:p>Trial 3</text:p>
          </table:table-cell>
          <table:table-cell office:value-type="float" office:value="0.13454438623641" calcext:value-type="float">
            <text:p>0.1345443862</text:p>
          </table:table-cell>
          <table:table-cell office:value-type="float" office:value="0.288071715888918" calcext:value-type="float">
            <text:p>0.2880717159</text:p>
          </table:table-cell>
        </table:table-row>
        <table:table-row table:style-name="ro1">
          <table:table-cell office:value-type="string" calcext:value-type="string">
            <text:p>Trial 4</text:p>
          </table:table-cell>
          <table:table-cell office:value-type="float" office:value="0.12689349581852" calcext:value-type="float">
            <text:p>0.1268934958</text:p>
          </table:table-cell>
          <table:table-cell office:value-type="float" office:value="0.237175638563706" calcext:value-type="float">
            <text:p>0.2371756386</text:p>
          </table:table-cell>
        </table:table-row>
        <table:table-row table:style-name="ro1">
          <table:table-cell office:value-type="string" calcext:value-type="string">
            <text:p>Trial 5</text:p>
          </table:table-cell>
          <table:table-cell office:value-type="float" office:value="0.109147367909183" calcext:value-type="float">
            <text:p>0.1091473679</text:p>
          </table:table-cell>
          <table:table-cell office:value-type="float" office:value="0.122447983610972" calcext:value-type="float">
            <text:p>0.1224479836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3" table:formula="of:=MEDIAN([.B18:.B22])" office:value-type="float" office:value="0.130474436807333" calcext:value-type="float">
            <text:p>0.1304744368</text:p>
          </table:table-cell>
          <table:table-cell table:style-name="ce3" table:formula="of:=MEDIAN([.C18:.C22])" office:value-type="float" office:value="0.259500846530687" calcext:value-type="float">
            <text:p>0.2595008465</text:p>
          </table:table-cell>
        </table:table-row>
        <table:table-row table:style-name="ro1">
          <table:table-cell table:style-name="Default" table:number-columns-repeated="3"/>
        </table:table-row>
        <table:table-row table:style-name="ro2">
          <table:table-cell table:style-name="ce5" office:value-type="string" calcext:value-type="string">
            <text:p>Crossover per neuron minor changes</text:p>
          </table:table-cell>
          <table:table-cell table:style-name="ce6" office:value-type="string" calcext:value-type="string">
            <text:p>Fitness on training</text:p>
          </table:table-cell>
          <table:table-cell table:style-name="ce6" office:value-type="string" calcext:value-type="string">
            <text:p>Fitness on testing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l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l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l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l 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3" table:formula="of:=MEDIAN([.B26:.B30])" office:value-type="string" office:string-value="" calcext:value-type="error">
            <text:p>#VALUE!</text:p>
          </table:table-cell>
          <table:table-cell table:style-name="ce3" table:formula="of:=MEDIAN([.C26:.C30])" office:value-type="string" office:string-value="" calcext:value-type="error">
            <text:p>#VALUE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9:36:14.203982926</meta:creation-date>
    <dc:date>2019-03-05T00:23:19.508339393</dc:date>
    <meta:editing-duration>PT1H36M22S</meta:editing-duration>
    <meta:editing-cycles>12</meta:editing-cycles>
    <meta:generator>LibreOffice/5.1.6.2$Linux_X86_64 LibreOffice_project/10m0$Build-2</meta:generator>
    <meta:document-statistic meta:table-count="1" meta:cell-count="74" meta:object-count="0"/>
  </office:meta>
</office:document-meta>
</file>